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9mm" svg:height="89.99mm" svg:x="77.49mm" svg:y="10.03mm">
            <draw:object draw:notify-on-update-of-ranges="Foglio1.A3:Foglio1.A3 Foglio1.A4:Foglio1.A9 Foglio1.B3:Foglio1.B3 Foglio1.B4:Foglio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Inferences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Iterative deepening (euristica 1)</text:p>
          </table:table-cell>
          <table:table-cell table:style-name="ce1" office:value-type="float" office:value="471965663" calcext:value-type="float">
            <text:p>471965663</text:p>
          </table:table-cell>
          <table:table-cell table:style-name="ce1" office:value-type="float" office:value="54.858" calcext:value-type="float">
            <text:p>54,858</text:p>
          </table:table-cell>
          <table:table-cell table:style-name="ce1" office:value-type="float" office:value="8603383" calcext:value-type="float">
            <text:p>8603383</text:p>
          </table:table-cell>
        </table:table-row>
        <table:table-row table:style-name="ro1">
          <table:table-cell office:value-type="string" calcext:value-type="string">
            <text:p>Iterative deepening (euristica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* (euristica 1)</text:p>
          </table:table-cell>
          <table:table-cell table:style-name="ce1" office:value-type="float" office:value="669712233" calcext:value-type="float">
            <text:p>669712233</text:p>
          </table:table-cell>
          <table:table-cell table:style-name="ce1" office:value-type="float" office:value="563.83" calcext:value-type="float">
            <text:p>563,83</text:p>
          </table:table-cell>
          <table:table-cell office:value-type="float" office:value="1187792" calcext:value-type="float">
            <text:p>1187792</text:p>
          </table:table-cell>
        </table:table-row>
        <table:table-row table:style-name="ro1">
          <table:table-cell office:value-type="string" calcext:value-type="string">
            <text:p>A* (euristica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* (euristica 1)</text:p>
          </table:table-cell>
          <table:table-cell table:style-name="ce1" office:value-type="float" office:value="1579600374" calcext:value-type="float">
            <text:p>1579600374</text:p>
          </table:table-cell>
          <table:table-cell office:value-type="float" office:value="138929" calcext:value-type="float">
            <text:p>138929</text:p>
          </table:table-cell>
          <table:table-cell table:style-name="ce1" office:value-type="float" office:value="11369810" calcext:value-type="float">
            <text:p>11369810</text:p>
          </table:table-cell>
        </table:table-row>
        <table:table-row table:style-name="ro1">
          <table:table-cell office:value-type="string" calcext:value-type="string">
            <text:p>IDA* (euristica 2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48:24.619007388</meta:creation-date>
    <dc:date>2019-07-04T15:07:34.006513356</dc:date>
    <meta:editing-duration>PT19M7S</meta:editing-duration>
    <meta:editing-cycles>6</meta:editing-cycles>
    <meta:generator>LibreOffice/6.0.7.3$Linux_X86_64 LibreOffice_project/00m0$Build-3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201cm" style:legend-expansion="high" chart:style-name="ch2"/>
        <chart:plot-area chart:style-name="ch3" table:cell-range-address="Foglio1.A3:Foglio1.B9" chart:data-source-has-labels="both" svg:x="0.32cm" svg:y="0.18cm" svg:width="12.991cm" svg:height="8.64cm">
          <chartooo:coordinate-region svg:x="2.955cm" svg:y="0.18cm" svg:width="10.356cm" svg:height="4.505cm"/>
          <chart:axis chart:dimension="x" chart:name="primary-x" chart:style-name="ch4" chartooo:axis-type="auto">
            <chartooo:date-scale/>
            <chart:categories table:cell-range-address="Foglio1.A4:Foglio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4:Foglio1.B9" chart:label-cell-address="Foglio1.B3:Foglio1.B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rences</text:p>
                <draw:g>
                  <svg:desc>Foglio1.B3:Foglio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ative deepening (euristica 1)</text:p>
                <draw:g>
                  <svg:desc>Foglio1.A4:Foglio1.A9</svg:desc>
                </draw:g>
              </table:table-cell>
              <table:table-cell office:value-type="float" office:value="471965663">
                <text:p>471965663</text:p>
                <draw:g>
                  <svg:desc>Foglio1.B4:Foglio1.B9</svg:desc>
                </draw:g>
              </table:table-cell>
            </table:table-row>
            <table:table-row>
              <table:table-cell office:value-type="string">
                <text:p>Iterative deepening (euristica 2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* (euristica 1)</text:p>
              </table:table-cell>
              <table:table-cell office:value-type="float" office:value="669712233">
                <text:p>669712233</text:p>
              </table:table-cell>
            </table:table-row>
            <table:table-row>
              <table:table-cell office:value-type="string">
                <text:p>A* (euristica 2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A* (euristica 1)</text:p>
              </table:table-cell>
              <table:table-cell office:value-type="float" office:value="1579600374">
                <text:p>1579600374</text:p>
              </table:table-cell>
            </table:table-row>
            <table:table-row>
              <table:table-cell office:value-type="string">
                <text:p>IDA* (euristica 2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